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bi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Cab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bi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bold" style:font-name-complex="Cabin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ext-properties style:use-window-font-color="true" style:text-outline="false" style:text-line-through-style="none" style:text-line-through-type="none" style:font-name="Cabi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Cab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7-18 Stac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zieller wer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µ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 werte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7:.B34])" office:value-type="float" office:value="2248" calcext:value-type="float">
            <text:p>2248</text:p>
          </table:table-cell>
          <table:table-cell table:formula="of:=SUM([.C7:.C34])"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Anzahl</text:p>
          </table:table-cell>
          <table:table-cell table:formula="of:=COUNT([.B7:.B34])" office:value-type="float" office:value="28" calcext:value-type="float">
            <text:p>28</text:p>
          </table:table-cell>
          <table:table-cell table:formula="of:=COUNT([.C7:.C3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ittelwert</text:p>
          </table:table-cell>
          <table:table-cell table:formula="of:=AVERAGE([.B7:.B34])" office:value-type="float" office:value="80.2857142857143" calcext:value-type="float">
            <text:p>80,2857142857143</text:p>
          </table:table-cell>
          <table:table-cell table:formula="of:=AVERAGE([.C7:.C34])" office:value-type="float" office:value="108.714285714286" calcext:value-type="float">
            <text:p>108,71428571428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7:.B34])" office:value-type="float" office:value="79" calcext:value-type="float">
            <text:p>79</text:p>
          </table:table-cell>
          <table:table-cell table:formula="of:=MEDIAN([.C7:.C34])" office:value-type="float" office:value="109.5" calcext:value-type="float">
            <text:p>109,5</text:p>
          </table:table-cell>
        </table:table-row>
        <table:table-row table:style-name="ro1">
          <table:table-cell office:value-type="string" calcext:value-type="string">
            <text:p>RSmittel0</text:p>
          </table:table-cell>
          <table:table-cell table:style-name="ce1" table:formula="of:=([.B37]+[.B38])/2*1000" office:value-type="float" office:value="79642.8571428571" calcext:value-type="float">
            <text:p>79643</text:p>
          </table:table-cell>
          <table:table-cell table:style-name="ce1" table:formula="of:=([.C37]+[.C38])/2*1000" office:value-type="float" office:value="109107.142857143" calcext:value-type="float">
            <text:p>109107</text:p>
          </table:table-cell>
        </table:table-row>
        <table:table-row table:style-name="ro1">
          <table:table-cell office:value-type="string" calcext:value-type="string">
            <text:p>RS mittel</text:p>
          </table:table-cell>
          <table:table-cell office:value-type="float" office:value="80285" calcext:value-type="float">
            <text:p>80285</text:p>
          </table:table-cell>
          <table:table-cell office:value-type="float" office:value="108714" calcext:value-type="float">
            <text:p>1087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0 = RS / POW(10, ( (log10(no2µg / 1912,02966843778) + 0,800900894085055 ) / 0,99363407270076 <text:s/>)) 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R0 <text:s/>= <text:s/>RS / POW(10, ( (log10(coµg / 1164,12061629462) <text:s/>- 0,657906357391024) <text:s/>/ -1,17462679264927 ) <text:s/>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0</text:p>
          </table:table-cell>
          <table:table-cell table:style-name="ce2" table:formula="of:=[.B39] / POWER(10; ( (LOG10([.B3] / 1912.02966843778) + 0.800900894085055 ) / 0.99363407270076  ))" office:value-type="float" office:value="386157.618904797" calcext:value-type="float">
            <text:p>386157,618904797</text:p>
          </table:table-cell>
          <table:table-cell table:style-name="ce4" table:formula="of:= [.C39] / POWER(10; ( (LOG10([.B4] / 1164.12061629462)  - 0.657906357391024)  / -1.17462679264927 )  )" office:value-type="float" office:value="9471.61557318521" calcext:value-type="float">
            <text:p>9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23:23:13.457485896</meta:creation-date>
    <dc:date>2018-06-19T23:48:38.958532745</dc:date>
    <meta:editing-duration>PT25M22S</meta:editing-duration>
    <meta:editing-cycles>6</meta:editing-cycles>
    <meta:generator>LibreOffice/5.2.7.2$Linux_X86_64 LibreOffice_project/20m0$Build-2</meta:generator>
    <meta:document-statistic meta:table-count="1" meta:cell-count="90" meta:object-count="0"/>
  </office:meta>
</office:document-meta>
</file>